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0bc61" officeooo:paragraph-rsid="0000bc61"/>
    </style:style>
    <style:style style:name="P2" style:family="paragraph" style:parent-style-name="Standard">
      <style:text-properties style:text-underline-style="solid" style:text-underline-width="auto" style:text-underline-color="font-color" officeooo:rsid="0002895b" officeooo:paragraph-rsid="0002895b"/>
    </style:style>
    <style:style style:name="P3" style:family="paragraph" style:parent-style-name="Standard">
      <style:text-properties style:text-underline-style="none" officeooo:rsid="0002895b" officeooo:paragraph-rsid="0002895b"/>
    </style:style>
    <style:style style:name="P4" style:family="paragraph" style:parent-style-name="Standard">
      <style:text-properties style:text-underline-style="none" officeooo:rsid="00048d2c" officeooo:paragraph-rsid="00057c77"/>
    </style:style>
    <style:style style:name="P5" style:family="paragraph" style:parent-style-name="Standard">
      <style:text-properties style:text-underline-style="none" officeooo:rsid="000ab135" officeooo:paragraph-rsid="000ab135"/>
    </style:style>
    <style:style style:name="P6" style:family="paragraph" style:parent-style-name="Standard">
      <style:text-properties style:text-underline-style="none" officeooo:rsid="000d2a13" officeooo:paragraph-rsid="000d2a13"/>
    </style:style>
    <style:style style:name="T1" style:family="text">
      <style:text-properties officeooo:rsid="0002943d"/>
    </style:style>
    <style:style style:name="T2" style:family="text">
      <style:text-properties officeooo:rsid="00057c77"/>
    </style:style>
    <style:style style:name="T3" style:family="text">
      <style:text-properties officeooo:rsid="000bc2c8"/>
    </style:style>
    <style:style style:name="T4" style:family="text">
      <style:text-properties officeooo:rsid="000d5e74"/>
    </style:style>
    <style:style style:name="T5" style:family="text">
      <style:text-properties officeooo:rsid="000d81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LOv5</text:p>
      <text:p text:style-name="P1"/>
      <text:p text:style-name="P5">To train the YOLOv5 model, we used the YOLOv5 small model and froze the model backbone (the first 10 layers). <text:s/><text:span text:style-name="T3">We initially chose to use the YOLOv5 small model since we had a small dataset and to minimize training time needed. Since the model achieved high accuracy and low loss scores on our validation dataset, we chose to implement YOLOv5 small in our model pipeline rather than experiment with larger YOLOv5 models, given the time constraints of our project. For training, we kept the default image size of 640, and used a batch size of 32 and 100 as the number of training epochs. We froze the model backbone to retain the benefit of Coco pre-training, since we did not have the recommended 1500 images per species. We allowed the hyperparameters to be tuned from scratch using the hyp.scratch-low.yaml file, due to error messages when using yaml files with preset parameters. <text:s/>In addition to using the training images and label txt files produced by our species datasets, we added unlabeled images from the Coco 2017 dataset, which acccounted for 10% of the total number of training images (based upon guidelines to have unlabeled images account for 10% - 15% of the training dataset).</text:span></text:p>
      <text:p text:style-name="P5"/>
      <text:p text:style-name="P2">SimCLR <text:span text:style-name="T5">v1</text:span></text:p>
      <text:p text:style-name="P2"/>
      <text:p text:style-name="P6">To train the SimCLR <text:span text:style-name="T5">v1</text:span> model, we used a ResNet18 model as the model backbone (to obtain the feature embeddings), as well as the SimCLRProjectionHead from the lightly package. We used ResNet18 rather than the ResNet50 in the original paper due to persistent out of CUDA memory errors when attempting to train a larger model. The SimCLRProjectionHead is a dense layer used to convert the output vector from the ResNet backbone <text:span text:style-name="T4">to a vector of size 128 used in training with NT-Xent loss (normalized temperature scaled cross entropy loss), similar to the projection head used in the original paper. We also used the lightly SimCLRCollateFunction to create the SimCLR augmentations in the training DataLoader object (random cropping, flipping, conversions to gray scale, and color jittering, similarly to the augmentations used in the original SimCLR v1 paper). We set the number of training epochs as 180 and used a batch size of 320, as the SimCLR model needs a large batch size to have a sufficient number of negative examples for the loss function, and since this was the largest batch size that we could fit into memory given our computational resources. <text:s/>To avoid overfitting on the training dataset, we implemented early stopping of model training if the validation loss stops improving for 5 steps. </text:span></text:p>
      <text:p text:style-name="P2"/>
      <text:p text:style-name="P2">KNN Classifier Pipelines</text:p>
      <text:p text:style-name="P2"/>
      <text:p text:style-name="P4">To <text:span text:style-name="T2">develop the individual animal classifiers, we start by creating a torch dataset object from the images in our training dataset. These images are then resized to the input size needed for our ResNet18 model (224x224), converted to torch tensors, and normalized using the mean and standard deviation of the ImageNet dataset. The mean and standard deviation of ImageNet are used due to its use in prior literature and to aid in generalization, due to the augmentation used in training the ResNet18 backbone in the SimCLR model.</text:span></text:p>
      <text:p text:style-name="P4"/>
      <text:p text:style-name="P5">After the training data is transformed, we create a dataloader from the training dataset and use <text:span text:style-name="T2">the saved model backbone from our trained SimCLR model to extract the embeddings </text:span>of each of the training images. </text:p>
      <text:p text:style-name="P5"/>
      <text:p text:style-name="P3">To train the species specific <text:span text:style-name="T1">classifiers, we used grid search to find the hyperparameters that produce the highest accuracy rates on the training dataset for a KNN Classifier. During experimentation, we found that KNN Classifiers fitted to our training data produced higher top-1 validation accuracy scores </text:span><text:soft-page-break/><text:span text:style-name="T1">than other commonly used classifiers for small individual recognition datasets (e.g. SVM, Logistic Regression), across all species tested. For the parameter grid, we tested commonly used values for the number of neighbors, weights, and distance metric, as well as the varying fractions of explained variance for PCA dimensionality reduction. PCA was included in the pipeline due to its use in prior studies for individual recognition and to enable timely fitting and training of the model due to the large feature vector size (size 512 vector). <text:s/>For grid search, we used K Fold with 5 folds rather than the default Stratified K Fold since some of the individual animals only had 1 image in the training dataset. The grid search object is fitted to the transformed training data tensors and training data labels, with the best fit estimator saved as each species’ individual recognition classifier.</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29T10:23:46.384050240</meta:creation-date>
    <dc:date>2022-07-29T12:47:21.015547009</dc:date>
    <meta:editing-duration>PT9M31S</meta:editing-duration>
    <meta:editing-cycles>2</meta:editing-cycles>
    <meta:generator>LibreOffice/6.0.7.3$Linux_X86_64 LibreOffice_project/00m0$Build-3</meta:generator>
    <meta:document-statistic meta:table-count="0" meta:image-count="0" meta:object-count="0" meta:page-count="2" meta:paragraph-count="8" meta:word-count="735" meta:character-count="4474" meta:non-whitespace-character-count="3741"/>
  </office:meta>
</office:document-meta>
</file>